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447cm" table:align="left" style:writing-mode="lr-tb"/>
    </style:style>
    <style:style style:name="Table1.A" style:family="table-column">
      <style:table-column-properties style:column-width="17.447cm"/>
    </style:style>
    <style:style style:name="Table1.A1" style:family="table-cell">
      <style:table-cell-properties fo:padding="0.049cm" fo:border="1pt solid #000000"/>
    </style:style>
    <style:style style:name="Table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P3" style:family="paragraph" style:parent-style-name="Text_20_body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4" style:family="paragraph" style:parent-style-name="Text_20_body">
      <style:text-properties style:font-name="Garamond" fo:font-size="10pt" style:font-size-asian="8.75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Garamond" fo:font-size="14pt" style:font-size-asian="14pt" style:font-size-complex="14pt"/>
    </style:style>
    <style:style style:name="P6" style:family="paragraph" style:parent-style-name="Table_20_Contents">
      <style:paragraph-properties fo:margin-top="0cm" fo:margin-bottom="0.499cm" loext:contextual-spacing="false"/>
      <style:text-properties style:font-name="Garamond"/>
    </style:style>
    <style:style style:name="P7" style:family="paragraph" style:parent-style-name="Table_20_Contents">
      <style:paragraph-properties fo:margin-top="0cm" fo:margin-bottom="0.499cm" loext:contextual-spacing="false"/>
      <style:text-properties style:font-name="Garamond" fo:font-size="10pt" fo:font-weight="bold" style:font-size-asian="10pt" style:font-size-complex="10pt"/>
    </style:style>
    <style:style style:name="P8" style:family="paragraph" style:parent-style-name="Table_20_Contents">
      <style:paragraph-properties fo:margin-top="0cm" fo:margin-bottom="0.499cm" loext:contextual-spacing="false" fo:text-align="center" style:justify-single-word="false"/>
      <style:text-properties style:font-name="Garamond" fo:font-size="10pt" style:font-size-asian="10pt" style:font-size-complex="10pt"/>
    </style:style>
    <style:style style:name="P9" style:family="paragraph" style:parent-style-name="Table_20_Contents">
      <style:paragraph-properties fo:margin-left="1.27cm" fo:margin-right="0cm" fo:margin-top="0cm" fo:margin-bottom="0.499cm" loext:contextual-spacing="false" fo:text-indent="-0.635cm" style:auto-text-indent="false"/>
      <style:text-properties style:font-name="Garamond" fo:font-size="10pt" style:font-size-asian="10pt" style:font-size-complex="10pt"/>
    </style:style>
    <style:style style:name="P10" style:family="paragraph" style:parent-style-name="Table_20_Contents">
      <style:paragraph-properties fo:margin-left="1.27cm" fo:margin-right="0cm" fo:margin-top="0cm" fo:margin-bottom="0.499cm" loext:contextual-spacing="false" fo:text-align="center" style:justify-single-word="false" fo:text-indent="-0.635cm" style:auto-text-indent="false"/>
      <style:text-properties style:font-name="Garamond" fo:font-size="10pt" style:font-size-asian="10pt" style:font-size-complex="10pt"/>
    </style:style>
    <style:style style:name="P11" style:family="paragraph" style:parent-style-name="Table_20_Contents">
      <style:paragraph-properties fo:margin-left="0.635cm" fo:margin-right="0cm" fo:margin-top="0cm" fo:margin-bottom="0.499cm" loext:contextual-spacing="false" fo:text-indent="0cm" style:auto-text-indent="false"/>
      <style:text-properties style:font-name="Garamond" fo:font-size="10pt" style:font-size-asian="10pt" style:font-size-complex="10pt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Garamond" fo:font-size="14pt" style:font-size-asian="14pt" style:font-size-complex="14pt"/>
    </style:style>
    <style:style style:name="P13" style:family="paragraph" style:parent-style-name="Table_20_Contents">
      <style:paragraph-properties fo:margin-top="0cm" fo:margin-bottom="0.499cm" loext:contextual-spacing="false" fo:text-align="center" style:justify-single-word="false"/>
      <style:text-properties style:font-name="Garamond" fo:font-size="10pt" officeooo:rsid="0014a7bb" officeooo:paragraph-rsid="0014a7bb" style:font-size-asian="10pt" style:font-size-complex="10pt"/>
    </style:style>
    <style:style style:name="P14" style:family="paragraph" style:parent-style-name="Table_20_Contents">
      <style:paragraph-properties fo:margin-left="1.27cm" fo:margin-right="0cm" fo:margin-top="0cm" fo:margin-bottom="0.499cm" loext:contextual-spacing="false" fo:text-align="center" style:justify-single-word="false" fo:text-indent="-0.635cm" style:auto-text-indent="false"/>
      <style:text-properties style:font-name="Garamond" fo:font-size="10pt" officeooo:rsid="0014a7bb" officeooo:paragraph-rsid="0014a7bb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fo:font-variant="normal" fo:text-transform="none"/>
    </style:style>
    <style:style style:name="T3" style:family="text">
      <style:text-properties officeooo:rsid="001490dc"/>
    </style:style>
    <style:style style:name="T4" style:family="text">
      <style:text-properties officeooo:rsid="0014a7b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S 192 Software Engineering II</text:p>
      <text:p text:style-name="P5">Lessons Learned Report</text:p>
      <text:p text:style-name="P3"><office:annotation><dc:date>2015-02-03T16:20:26</dc:date><text:p>&lt;!--[if gte mso 9]&gt;&lt;xml&gt;</text:p><text:p><text:s/>&lt;w:WordDocument&gt;</text:p><text:p><text:s text:c="2"/>&lt;w:View&gt;Normal&lt;/w:View&gt;</text:p><text:p><text:s text:c="2"/>&lt;w:Zoom&gt;0&lt;/w:Zoom&gt;</text:p><text:p><text:s text:c="2"/>&lt;w:TrackMoves/&gt;</text:p><text:p><text:s text:c="2"/>&lt;w:TrackFormatting/&gt;</text:p><text:p><text:s text:c="2"/>&lt;w:PunctuationKerning/&gt;</text:p><text:p><text:s text:c="2"/>&lt;w:ValidateAgainstSchemas/&gt;</text:p><text:p><text:s text:c="2"/>&lt;w:SaveIfXMLInvalid&gt;false&lt;/w:SaveIfXMLInvalid&gt;</text:p><text:p><text:s text:c="2"/>&lt;w:IgnoreMixedContent&gt;false&lt;/w:IgnoreMixedContent&gt;</text:p><text:p><text:s text:c="2"/>&lt;w:AlwaysShowPlaceholderText&gt;false&lt;/w:AlwaysShowPlaceholderText&gt;</text:p><text:p><text:s text:c="2"/>&lt;w:DoNotPromoteQF/&gt;</text:p><text:p><text:s text:c="2"/>&lt;w:LidThemeOther&gt;EN-US&lt;/w:LidThemeOther&gt;</text:p><text:p><text:s text:c="2"/>&lt;w:LidThemeAsian&gt;JA&lt;/w:LidThemeAsian&gt;</text:p><text:p><text:s text:c="2"/>&lt;w:LidThemeComplexScript&gt;X-NONE&lt;/w:LidThemeComplexScript&gt;</text:p><text:p><text:s text:c="2"/>&lt;w:Compatibility&gt;</text:p><text:p><text:s text:c="3"/>&lt;w:BreakWrappedTables/&gt;</text:p><text:p><text:s text:c="3"/>&lt;w:SnapToGridInCell/&gt;</text:p><text:p><text:s text:c="3"/>&lt;w:WrapTextWithPunct/&gt;</text:p><text:p><text:s text:c="3"/>&lt;w:UseAsianBreakRules/&gt;</text:p><text:p><text:s text:c="3"/>&lt;w:DontGrowAutofit/&gt;</text:p><text:p><text:s text:c="3"/>&lt;w:SplitPgBreakAndParaMark/&gt;</text:p><text:p><text:s text:c="3"/>&lt;w:EnableOpenTypeKerning/&gt;</text:p><text:p><text:s text:c="3"/>&lt;w:DontFlipMirrorIndents/&gt;</text:p><text:p><text:s text:c="3"/>&lt;w:OverrideTableStyleHps/&gt;</text:p><text:p><text:s text:c="2"/>&lt;/w:Compatibility&gt;</text:p><text:p><text:s text:c="2"/>&lt;m:mathPr&gt;</text:p><text:p><text:s text:c="3"/>&lt;m:mathFont m:val="Cambria Math"/&gt;</text:p><text:p><text:s text:c="3"/>&lt;m:brkBin m:val="before"/&gt;</text:p><text:p><text:s text:c="3"/>&lt;m:brkBinSub m:val="&amp;#45;-"/&gt;</text:p><text:p><text:s text:c="3"/>&lt;m:smallFrac m:val="off"/&gt;</text:p><text:p><text:s text:c="3"/>&lt;m:dispDef/&gt;</text:p><text:p><text:s text:c="3"/>&lt;m:lMargin m:val="0"/&gt;</text:p><text:p><text:s text:c="3"/>&lt;m:rMargin m:val="0"/&gt;</text:p><text:p><text:s text:c="3"/>&lt;m:defJc m:val="centerGroup"/&gt;</text:p><text:p><text:s text:c="3"/>&lt;m:wrapIndent m:val="1440"/&gt;</text:p><text:p><text:s text:c="3"/>&lt;m:intLim m:val="subSup"/&gt;</text:p><text:p><text:s text:c="3"/>&lt;m:naryLim m:val="undOvr"/&gt;</text:p><text:p><text:s text:c="2"/>&lt;/m:mathPr&gt;&lt;/w:WordDocument&gt;</text:p><text:p>&lt;/xml&gt;&lt;![endif]--&gt;</text:p></office:annotation><office:annotation><dc:date>2015-02-03T16:20:26</dc:date><text:p>&lt;!--[if gte mso 9]&gt;&lt;xml&gt;</text:p><text:p><text:s/>&lt;w:LatentStyles DefLockedState="false" DefUnhideWhenUsed="true"</text:p><text:p><text:s text:c="2"/>DefSemiHidden="true" DefQFormat="false" DefPriority="99"</text:p><text:p><text:s text:c="2"/>LatentStyleCount="276"&gt;</text:p><text:p><text:s text:c="2"/>&lt;w:LsdException Locked="false" Priority="0" SemiHidden="false"</text:p><text:p><text:s text:c="3"/>UnhideWhenUsed="false" QFormat="true" Name="Normal"/&gt;</text:p><text:p><text:s text:c="2"/>&lt;w:LsdException Locked="false" Priority="9" SemiHidden="false"</text:p><text:p><text:s text:c="3"/>UnhideWhenUsed="false" QFormat="true" Name="heading 1"/&gt;</text:p><text:p><text:s text:c="2"/>&lt;w:LsdException Locked="false" Priority="9" QFormat="true" Name="heading 2"/&gt;</text:p><text:p><text:s text:c="2"/>&lt;w:LsdException Locked="false" Priority="9" QFormat="true" Name="heading 3"/&gt;</text:p><text:p><text:s text:c="2"/>&lt;w:LsdException Locked="false" Priority="9" QFormat="true" Name="heading 4"/&gt;</text:p><text:p><text:s text:c="2"/>&lt;w:LsdException Locked="false" Priority="9" QFormat="true" Name="heading 5"/&gt;</text:p><text:p><text:s text:c="2"/>&lt;w:LsdException Locked="false" Priority="9" QFormat="true" Name="heading 6"/&gt;</text:p><text:p><text:s text:c="2"/>&lt;w:LsdException Locked="false" Priority="9" QFormat="true" Name="heading 7"/&gt;</text:p><text:p><text:s text:c="2"/>&lt;w:LsdException Locked="false" Priority="9" QFormat="true" Name="heading 8"/&gt;</text:p><text:p><text:s text:c="2"/>&lt;w:LsdException Locked="false" Priority="9" QFormat="true" Name="heading 9"/&gt;</text:p><text:p><text:s text:c="2"/>&lt;w:LsdException Locked="false" Priority="39" Name="toc 1"/&gt;</text:p><text:p><text:s text:c="2"/>&lt;w:LsdException Locked="false" Priority="39" Name="toc 2"/&gt;</text:p><text:p><text:s text:c="2"/>&lt;w:LsdException Locked="false" Priority="39" Name="toc 3"/&gt;</text:p><text:p><text:s text:c="2"/>&lt;w:LsdException Locked="false" Priority="39" Name="toc 4"/&gt;</text:p><text:p><text:s text:c="2"/>&lt;w:LsdException Locked="false" Priority="39" Name="toc 5"/&gt;</text:p><text:p><text:s text:c="2"/>&lt;w:LsdException Locked="false" Priority="39" Name="toc 6"/&gt;</text:p><text:p><text:s text:c="2"/>&lt;w:LsdException Locked="false" Priority="39" Name="toc 7"/&gt;</text:p><text:p><text:s text:c="2"/>&lt;w:LsdException Locked="false" Priority="39" Name="toc 8"/&gt;</text:p><text:p><text:s text:c="2"/>&lt;w:LsdException Locked="false" Priority="39" Name="toc 9"/&gt;</text:p><text:p><text:s text:c="2"/>&lt;w:LsdException Locked="false" Priority="0" Name="header"/&gt;</text:p><text:p><text:s text:c="2"/>&lt;w:LsdException Locked="false" Priority="35" QFormat="true" Name="caption"/&gt;</text:p><text:p><text:s text:c="2"/>&lt;w:LsdException Locked="false" Priority="0" SemiHidden="false"</text:p><text:p><text:s text:c="3"/>UnhideWhenUsed="false" QFormat="true" Name="Title"/&gt;</text:p><text:p><text:s text:c="2"/>&lt;w:LsdException Locked="false" Priority="1" Name="Default Paragraph Font"/&gt;</text:p><text:p><text:s text:c="2"/>&lt;w:LsdException Locked="false" Priority="11" SemiHidden="false"</text:p><text:p><text:s text:c="3"/>UnhideWhenUsed="false" QFormat="true" Name="Subtitle"/&gt;</text:p><text:p><text:s text:c="2"/>&lt;w:LsdException Locked="false" Priority="22" SemiHidden="false"</text:p><text:p><text:s text:c="3"/>UnhideWhenUsed="false" QFormat="true" Name="Strong"/&gt;</text:p><text:p><text:s text:c="2"/>&lt;w:LsdException Locked="false" Priority="20" SemiHidden="false"</text:p><text:p><text:s text:c="3"/>UnhideWhenUsed="false" QFormat="true" Name="Emphasis"/&gt;</text:p><text:p><text:s text:c="2"/>&lt;w:LsdException Locked="false" Priority="59" SemiHidden="false"</text:p><text:p><text:s text:c="3"/>UnhideWhenUsed="false" Name="Table Grid"/&gt;</text:p><text:p><text:s text:c="2"/>&lt;w:LsdException Locked="false" UnhideWhenUsed="false" Name="Placeholder Text"/&gt;</text:p><text:p><text:s text:c="2"/>&lt;w:LsdException Locked="false" Priority="1" SemiHidden="false"</text:p><text:p><text:s text:c="3"/>UnhideWhenUsed="false" QFormat="true" Name="No Spacing"/&gt;</text:p><text:p><text:s text:c="2"/>&lt;w:LsdException Locked="false" Priority="60" SemiHidden="false"</text:p><text:p><text:s text:c="3"/>UnhideWhenUsed="false" Name="Light Shading"/&gt;</text:p><text:p><text:s text:c="2"/>&lt;w:LsdException Locked="false" Priority="61" SemiHidden="false"</text:p><text:p><text:s text:c="3"/>UnhideWhenUsed="false" Name="Light List"/&gt;</text:p><text:p><text:s text:c="2"/>&lt;w:LsdException Locked="false" Priority="62" SemiHidden="false"</text:p><text:p><text:s text:c="3"/>UnhideWhenUsed="false" Name="Light Grid"/&gt;</text:p><text:p><text:s text:c="2"/>&lt;w:LsdException Locked="false" Priority="63" SemiHidden="false"</text:p><text:p><text:s text:c="3"/>UnhideWhenUsed="false" Name="Medium Shading 1"/&gt;</text:p><text:p><text:s text:c="2"/>&lt;w:LsdException Locked="false" Priority="64" SemiHidden="false"</text:p><text:p><text:s text:c="3"/>UnhideWhenUsed="false" Name="Medium Shading 2"/&gt;</text:p><text:p><text:s text:c="2"/>&lt;w:LsdException Locked="false" Priority="65" SemiHidden="false"</text:p><text:p><text:s text:c="3"/>UnhideWhenUsed="false" Name="Medium List 1"/&gt;</text:p><text:p><text:s text:c="2"/>&lt;w:LsdException Locked="false" Priority="66" SemiHidden="false"</text:p><text:p><text:s text:c="3"/>UnhideWhenUsed="false" Name="Medium List 2"/&gt;</text:p><text:p><text:s text:c="2"/>&lt;w:LsdException Locked="false" Priority="67" SemiHidden="false"</text:p><text:p><text:s text:c="3"/>UnhideWhenUsed="false" Name="Medium Grid 1"/&gt;</text:p><text:p><text:s text:c="2"/>&lt;w:LsdException Locked="false" Priority="68" SemiHidden="false"</text:p><text:p><text:s text:c="3"/>UnhideWhenUsed="false" Name="Medium Grid 2"/&gt;</text:p><text:p><text:s text:c="2"/>&lt;w:LsdException Locked="false" Priority="69" SemiHidden="false"</text:p><text:p><text:s text:c="3"/>UnhideWhenUsed="false" Name="Medium Grid 3"/&gt;</text:p><text:p><text:s text:c="2"/>&lt;w:LsdException Locked="false" Priority="70" SemiHidden="false"</text:p><text:p><text:s text:c="3"/>UnhideWhenUsed="false" Name="Dark List"/&gt;</text:p><text:p><text:s text:c="2"/>&lt;w:LsdException Locked="false" Priority="71" SemiHidden="false"</text:p><text:p><text:s text:c="3"/>UnhideWhenUsed="false" Name="Colorful Shading"/&gt;</text:p><text:p><text:s text:c="2"/>&lt;w:LsdException Locked="false" Priority="72" SemiHidden="false"</text:p><text:p><text:s text:c="3"/>UnhideWhenUsed="false" Name="Colorful List"/&gt;</text:p><text:p><text:s text:c="2"/>&lt;w:LsdException Locked="false" Priority="73" SemiHidden="false"</text:p><text:p><text:s text:c="3"/>UnhideWhenUsed="false" Name="Colorful Grid"/&gt;</text:p><text:p><text:s text:c="2"/>&lt;w:LsdException Locked="false" Priority="60" SemiHidden="false"</text:p><text:p><text:s text:c="3"/>UnhideWhenUsed="false" Name="Light Shading Accent 1"/&gt;</text:p><text:p><text:s text:c="2"/>&lt;w:LsdException Locked="false" Priority="61" SemiHidden="false"</text:p><text:p><text:s text:c="3"/>UnhideWhenUsed="false" Name="Light List Accent 1"/&gt;</text:p><text:p><text:s text:c="2"/>&lt;w:LsdException Locked="false" Priority="62" SemiHidden="false"</text:p><text:p><text:s text:c="3"/>UnhideWhenUsed="false" Name="Light Grid Accent 1"/&gt;</text:p><text:p><text:s text:c="2"/>&lt;w:LsdException Locked="false" Priority="63" SemiHidden="false"</text:p><text:p><text:s text:c="3"/>UnhideWhenUsed="false" Name="Medium Shading 1 Accent 1"/&gt;</text:p><text:p><text:s text:c="2"/>&lt;w:LsdException Locked="false" Priority="64" SemiHidden="false"</text:p><text:p><text:s text:c="3"/>UnhideWhenUsed="false" Name="Medium Shading 2 Accent 1"/&gt;</text:p><text:p><text:s text:c="2"/>&lt;w:LsdException Locked="false" Priority="65" SemiHidden="false"</text:p><text:p><text:s text:c="3"/>UnhideWhenUsed="false" Name="Medium List 1 Accent 1"/&gt;</text:p><text:p><text:s text:c="2"/>&lt;w:LsdException Locked="false" UnhideWhenUsed="false" Name="Revision"/&gt;</text:p><text:p><text:s text:c="2"/>&lt;w:LsdException Locked="false" Priority="34" SemiHidden="false"</text:p><text:p><text:s text:c="3"/>UnhideWhenUsed="false" QFormat="true" Name="List Paragraph"/&gt;</text:p><text:p><text:s text:c="2"/>&lt;w:LsdException Locked="false" Priority="29" SemiHidden="false"</text:p><text:p><text:s text:c="3"/>UnhideWhenUsed="false" QFormat="true" Name="Quote"/&gt;</text:p><text:p><text:s text:c="2"/>&lt;w:LsdException Locked="false" Priority="30" SemiHidden="false"</text:p><text:p><text:s text:c="3"/>UnhideWhenUsed="false" QFormat="true" Name="Intense Quote"/&gt;</text:p><text:p><text:s text:c="2"/>&lt;w:LsdException Locked="false" Priority="66" SemiHidden="false"</text:p><text:p><text:s text:c="3"/>UnhideWhenUsed="false" Name="Medium List 2 Accent 1"/&gt;</text:p><text:p><text:s text:c="2"/>&lt;w:LsdException Locked="false" Priority="67" SemiHidden="false"</text:p><text:p><text:s text:c="3"/>UnhideWhenUsed="false" Name="Medium Grid 1 Accent 1"/&gt;</text:p><text:p><text:s text:c="2"/>&lt;w:LsdException Locked="false" Priority="68" SemiHidden="false"</text:p><text:p><text:s text:c="3"/>UnhideWhenUsed="false" Name="Medium Grid 2 Accent 1"/&gt;</text:p><text:p><text:s text:c="2"/>&lt;w:LsdException Locked="false" Priority="69" SemiHidden="false"</text:p><text:p><text:s text:c="3"/>UnhideWhenUsed="false" Name="Medium Grid 3 Accent 1"/&gt;</text:p><text:p><text:s text:c="2"/>&lt;w:LsdException Locked="false" Priority="70" SemiHidden="false"</text:p><text:p><text:s text:c="3"/>UnhideWhenUsed="false" Name="Dark List Accent 1"/&gt;</text:p><text:p><text:s text:c="2"/>&lt;w:LsdException Locked="false" Priority="71" SemiHidden="false"</text:p><text:p><text:s text:c="3"/>UnhideWhenUsed="false" Name="Colorful Shading Accent 1"/&gt;</text:p><text:p><text:s text:c="2"/>&lt;w:LsdException Locked="false" Priority="72" SemiHidden="false"</text:p><text:p><text:s text:c="3"/>UnhideWhenUsed="false" Name="Colorful List Accent 1"/&gt;</text:p><text:p><text:s text:c="2"/>&lt;w:LsdException Locked="false" Priority="73" SemiHidden="false"</text:p><text:p><text:s text:c="3"/>UnhideWhenUsed="false" Name="Colorful Grid Accent 1"/&gt;</text:p><text:p><text:s text:c="2"/>&lt;w:LsdException Locked="false" Priority="60" SemiHidden="false"</text:p><text:p><text:s text:c="3"/>UnhideWhenUsed="false" Name="Light Shading Accent 2"/&gt;</text:p><text:p><text:s text:c="2"/>&lt;w:LsdException Locked="false" Priority="61" SemiHidden="false"</text:p><text:p><text:s text:c="3"/>UnhideWhenUsed="false" Name="Light List Accent 2"/&gt;</text:p><text:p><text:s text:c="2"/>&lt;w:LsdException Locked="false" Priority="62" SemiHidden="false"</text:p><text:p><text:s text:c="3"/>UnhideWhenUsed="false" Name="Light Grid Accent 2"/&gt;</text:p><text:p><text:s text:c="2"/>&lt;w:LsdException Locked="false" Priority="63" SemiHidden="false"</text:p><text:p><text:s text:c="3"/>UnhideWhenUsed="false" Name="Medium Shading 1 Accent 2"/&gt;</text:p><text:p><text:s text:c="2"/>&lt;w:LsdException Locked="false" Priority="64" SemiHidden="false"</text:p><text:p><text:s text:c="3"/>UnhideWhenUsed="false" Name="Medium Shading 2 Accent 2"/&gt;</text:p><text:p><text:s text:c="2"/>&lt;w:LsdException Locked="false" Priority="65" SemiHidden="false"</text:p><text:p><text:s text:c="3"/>UnhideWhenUsed="false" Name="Medium List 1 Accent 2"/&gt;</text:p><text:p><text:s text:c="2"/>&lt;w:LsdException Locked="false" Priority="66" SemiHidden="false"</text:p><text:p><text:s text:c="3"/>UnhideWhenUsed="false" Name="Medium List 2 Accent 2"/&gt;</text:p><text:p><text:s text:c="2"/>&lt;w:LsdException Locked="false" Priority="67" SemiHidden="false"</text:p><text:p><text:s text:c="3"/>UnhideWhenUsed="false" Name="Medium Grid 1 Accent 2"/&gt;</text:p><text:p><text:s text:c="2"/>&lt;w:LsdException Locked="false" Priority="68" SemiHidden="false"</text:p><text:p><text:s text:c="3"/>UnhideWhenUsed="false" Name="Medium Grid 2 Accent 2"/&gt;</text:p><text:p><text:s text:c="2"/>&lt;w:LsdException Locked="false" Priority="69" SemiHidden="false"</text:p><text:p><text:s text:c="3"/>UnhideWhenUsed="false" Name="Medium Grid 3 Accent 2"/&gt;</text:p><text:p><text:s text:c="2"/>&lt;w:LsdException Locked="false" Priority="70" SemiHidden="false"</text:p><text:p><text:s text:c="3"/>UnhideWhenUsed="false" Name="Dark List Accent 2"/&gt;</text:p><text:p><text:s text:c="2"/>&lt;w:LsdException Locked="false" Priority="71" SemiHidden="false"</text:p><text:p><text:s text:c="3"/>UnhideWhenUsed="false" Name="Colorful Shading Accent 2"/&gt;</text:p><text:p><text:s text:c="2"/>&lt;w:LsdException Locked="false" Priority="72" SemiHidden="false"</text:p><text:p><text:s text:c="3"/>UnhideWhenUsed="false" Name="Colorful List Accent 2"/&gt;</text:p><text:p><text:s text:c="2"/>&lt;w:LsdException Locked="false" Priority="73" SemiHidden="false"</text:p><text:p><text:s text:c="3"/>UnhideWhenUsed="false" Name="Colorful Grid Accent 2"/&gt;</text:p><text:p><text:s text:c="2"/>&lt;w:LsdException Locked="false" Priority="60" SemiHidden="false"</text:p><text:p><text:s text:c="3"/>UnhideWhenUsed="false" Name="Light Shading Accent 3"/&gt;</text:p><text:p><text:s text:c="2"/>&lt;w:LsdException Locked="false" Priority="61" SemiHidden="false"</text:p><text:p><text:s text:c="3"/>UnhideWhenUsed="false" Name="Light List Accent 3"/&gt;</text:p><text:p><text:s text:c="2"/>&lt;w:LsdException Locked="false" Priority="62" SemiHidden="false"</text:p><text:p><text:s text:c="3"/>UnhideWhenUsed="false" Name="Light Grid Accent 3"/&gt;</text:p><text:p><text:s text:c="2"/>&lt;w:LsdException Locked="false" Priority="63" SemiHidden="false"</text:p><text:p><text:s text:c="3"/>UnhideWhenUsed="false" Name="Medium Shading 1 Accent 3"/&gt;</text:p><text:p><text:s text:c="2"/>&lt;w:LsdException Locked="false" Priority="64" SemiHidden="false"</text:p><text:p><text:s text:c="3"/>UnhideWhenUsed="false" Name="Medium Shading 2 Accent 3"/&gt;</text:p><text:p><text:s text:c="2"/>&lt;w:LsdException Locked="false" Priority="65" SemiHidden="false"</text:p><text:p><text:s text:c="3"/>UnhideWhenUsed="false" Name="Medium List 1 Accent 3"/&gt;</text:p><text:p><text:s text:c="2"/>&lt;w:LsdException Locked="false" Priority="66" SemiHidden="false"</text:p><text:p><text:s text:c="3"/>UnhideWhenUsed="false" Name="Medium List 2 Accent 3"/&gt;</text:p><text:p><text:s text:c="2"/>&lt;w:LsdException Locked="false" Priority="67" SemiHidden="false"</text:p><text:p><text:s text:c="3"/>UnhideWhenUsed="false" Name="Medium Grid 1 Accent 3"/&gt;</text:p><text:p><text:s text:c="2"/>&lt;w:LsdException Locked="false" Priority="68" SemiHidden="false"</text:p><text:p><text:s text:c="3"/>UnhideWhenUsed="false" Name="Medium Grid 2 Accent 3"/&gt;</text:p><text:p><text:s text:c="2"/>&lt;w:LsdException Locked="false" Priority="69" SemiHidden="false"</text:p><text:p><text:s text:c="3"/>UnhideWhenUsed="false" Name="Medium Grid 3 Accent 3"/&gt;</text:p><text:p><text:s text:c="2"/>&lt;w:LsdException Locked="false" Priority="70" SemiHidden="false"</text:p><text:p><text:s text:c="3"/>UnhideWhenUsed="false" Name="Dark List Accent 3"/&gt;</text:p><text:p><text:s text:c="2"/>&lt;w:LsdException Locked="false" Priority="71" SemiHidden="false"</text:p><text:p><text:s text:c="3"/>UnhideWhenUsed="false" Name="Colorful Shading Accent 3"/&gt;</text:p><text:p><text:s text:c="2"/>&lt;w:LsdException Locked="false" Priority="72" SemiHidden="false"</text:p><text:p><text:s text:c="3"/>UnhideWhenUsed="false" Name="Colorful List Accent 3"/&gt;</text:p><text:p><text:s text:c="2"/>&lt;w:LsdException Locked="false" Priority="73" SemiHidden="false"</text:p><text:p><text:s text:c="3"/>UnhideWhenUsed="false" Name="Colorful Grid Accent 3"/&gt;</text:p><text:p><text:s text:c="2"/>&lt;w:LsdException Locked="false" Priority="60" SemiHidden="false"</text:p><text:p><text:s text:c="3"/>UnhideWhenUsed="false" Name="Light Shading Accent 4"/&gt;</text:p><text:p><text:s text:c="2"/>&lt;w:LsdException Locked="false" Priority="61" SemiHidden="false"</text:p><text:p><text:s text:c="3"/>UnhideWhenUsed="false" Name="Light List Accent 4"/&gt;</text:p><text:p><text:s text:c="2"/>&lt;w:LsdException Locked="false" Priority="62" SemiHidden="false"</text:p><text:p><text:s text:c="3"/>UnhideWhenUsed="false" Name="Light Grid Accent 4"/&gt;</text:p><text:p><text:s text:c="2"/>&lt;w:LsdException Locked="false" Priority="63" SemiHidden="false"</text:p><text:p><text:s text:c="3"/>UnhideWhenUsed="false" Name="Medium Shading 1 Accent 4"/&gt;</text:p><text:p><text:s text:c="2"/>&lt;w:LsdException Locked="false" Priority="64" SemiHidden="false"</text:p><text:p><text:s text:c="3"/>UnhideWhenUsed="false" Name="Medium Shading 2 Accent 4"/&gt;</text:p><text:p><text:s text:c="2"/>&lt;w:LsdException Locked="false" Priority="65" SemiHidden="false"</text:p><text:p><text:s text:c="3"/>UnhideWhenUsed="false" Name="Medium List 1 Accent 4"/&gt;</text:p><text:p><text:s text:c="2"/>&lt;w:LsdException Locked="false" Priority="66" SemiHidden="false"</text:p><text:p><text:s text:c="3"/>UnhideWhenUsed="false" Name="Medium List 2 Accent 4"/&gt;</text:p><text:p><text:s text:c="2"/>&lt;w:LsdException Locked="false" Priority="67" SemiHidden="false"</text:p><text:p><text:s text:c="3"/>UnhideWhenUsed="false" Name="Medium Grid 1 Accent 4"/&gt;</text:p><text:p><text:s text:c="2"/>&lt;w:LsdException Locked="false" Priority="68" SemiHidden="false"</text:p><text:p><text:s text:c="3"/>UnhideWhenUsed="false" Name="Medium Grid 2 Accent 4"/&gt;</text:p><text:p><text:s text:c="2"/>&lt;w:LsdException Locked="false" Priority="69" SemiHidden="false"</text:p><text:p><text:s text:c="3"/>UnhideWhenUsed="false" Name="Medium Grid 3 Accent 4"/&gt;</text:p><text:p><text:s text:c="2"/>&lt;w:LsdException Locked="false" Priority="70" SemiHidden="false"</text:p><text:p><text:s text:c="3"/>UnhideWhenUsed="false" Name="Dark List Accent 4"/&gt;</text:p><text:p><text:s text:c="2"/>&lt;w:LsdException Locked="false" Priority="71" SemiHidden="false"</text:p><text:p><text:s text:c="3"/>UnhideWhenUsed="false" Name="Colorful Shading Accent 4"/&gt;</text:p><text:p><text:s text:c="2"/>&lt;w:LsdException Locked="false" Priority="72" SemiHidden="false"</text:p><text:p><text:s text:c="3"/>UnhideWhenUsed="false" Name="Colorful List Accent 4"/&gt;</text:p><text:p><text:s text:c="2"/>&lt;w:LsdException Locked="false" Priority="73" SemiHidden="false"</text:p><text:p><text:s text:c="3"/>UnhideWhenUsed="false" Name="Colorful Grid Accent 4"/&gt;</text:p><text:p><text:s text:c="2"/>&lt;w:LsdException Locked="false" Priority="60" SemiHidden="false"</text:p><text:p><text:s text:c="3"/>UnhideWhenUsed="false" Name="Light Shading Accent 5"/&gt;</text:p><text:p><text:s text:c="2"/>&lt;w:LsdException Locked="false" Priority="61" SemiHidden="false"</text:p><text:p><text:s text:c="3"/>UnhideWhenUsed="false" Name="Light List Accent 5"/&gt;</text:p><text:p><text:s text:c="2"/>&lt;w:LsdException Locked="false" Priority="62" SemiHidden="false"</text:p><text:p><text:s text:c="3"/>UnhideWhenUsed="false" Name="Light Grid Accent 5"/&gt;</text:p><text:p><text:s text:c="2"/>&lt;w:LsdException Locked="false" Priority="63" SemiHidden="false"</text:p><text:p><text:s text:c="3"/>UnhideWhenUsed="false" Name="Medium Shading 1 Accent 5"/&gt;</text:p><text:p><text:s text:c="2"/>&lt;w:LsdException Locked="false" Priority="64" SemiHidden="false"</text:p><text:p><text:s text:c="3"/>UnhideWhenUsed="false" Name="Medium Shading 2 Accent 5"/&gt;</text:p><text:p><text:s text:c="2"/>&lt;w:LsdException Locked="false" Priority="65" SemiHidden="false"</text:p><text:p><text:s text:c="3"/>UnhideWhenUsed="false" Name="Medium List 1 Accent 5"/&gt;</text:p><text:p><text:s text:c="2"/>&lt;w:LsdException Locked="false" Priority="66" SemiHidden="false"</text:p><text:p><text:s text:c="3"/>UnhideWhenUsed="false" Name="Medium List 2 Accent 5"/&gt;</text:p><text:p><text:s text:c="2"/>&lt;w:LsdException Locked="false" Priority="67" SemiHidden="false"</text:p><text:p><text:s text:c="3"/>UnhideWhenUsed="false" Name="Medium Grid 1 Accent 5"/&gt;</text:p><text:p><text:s text:c="2"/>&lt;w:LsdException Locked="false" Priority="68" SemiHidden="false"</text:p><text:p><text:s text:c="3"/>UnhideWhenUsed="false" Name="Medium Grid 2 Accent 5"/&gt;</text:p><text:p><text:s text:c="2"/>&lt;w:LsdException Locked="false" Priority="69" SemiHidden="false"</text:p><text:p><text:s text:c="3"/>UnhideWhenUsed="false" Name="Medium Grid 3 Accent 5"/&gt;</text:p><text:p><text:s text:c="2"/>&lt;w:LsdException Locked="false" Priority="70" SemiHidden="false"</text:p><text:p><text:s text:c="3"/>UnhideWhenUsed="false" Name="Dark List Accent 5"/&gt;</text:p><text:p><text:s text:c="2"/>&lt;w:LsdException Locked="false" Priority="71" SemiHidden="false"</text:p><text:p><text:s text:c="3"/>UnhideWhenUsed="false" Name="Colorful Shading Accent 5"/&gt;</text:p><text:p><text:s text:c="2"/>&lt;w:LsdException Locked="false" Priority="72" SemiHidden="false"</text:p><text:p><text:s text:c="3"/>UnhideWhenUsed="false" Name="Colorful List Accent 5"/&gt;</text:p><text:p><text:s text:c="2"/>&lt;w:LsdException Locked="false" Priority="73" SemiHidden="false"</text:p><text:p><text:s text:c="3"/>UnhideWhenUsed="false" Name="Colorful Grid Accent 5"/&gt;</text:p><text:p><text:s text:c="2"/>&lt;w:LsdException Locked="false" Priority="60" SemiHidden="false"</text:p><text:p><text:s text:c="3"/>UnhideWhenUsed="false" Name="Light Shading Accent 6"/&gt;</text:p><text:p><text:s text:c="2"/>&lt;w:LsdException Locked="false" Priority="61" SemiHidden="false"</text:p><text:p><text:s text:c="3"/>UnhideWhenUsed="false" Name="Light List Accent 6"/&gt;</text:p><text:p><text:s text:c="2"/>&lt;w:LsdException Locked="false" Priority="62" SemiHidden="false"</text:p><text:p><text:s text:c="3"/>UnhideWhenUsed="false" Name="Light Grid Accent 6"/&gt;</text:p><text:p><text:s text:c="2"/>&lt;w:LsdException Locked="false" Priority="63" SemiHidden="false"</text:p><text:p><text:s text:c="3"/>UnhideWhenUsed="false" Name="Medium Shading 1 Accent 6"/&gt;</text:p><text:p><text:s text:c="2"/>&lt;w:LsdException Locked="false" Priority="64" SemiHidden="false"</text:p><text:p><text:s text:c="3"/>UnhideWhenUsed="false" Name="Medium Shading 2 Accent 6"/&gt;</text:p><text:p><text:s text:c="2"/>&lt;w:LsdException Locked="false" Priority="65" SemiHidden="false"</text:p><text:p><text:s text:c="3"/>UnhideWhenUsed="false" Name="Medium List 1 Accent 6"/&gt;</text:p><text:p><text:s text:c="2"/>&lt;w:LsdException Locked="false" Priority="66" SemiHidden="false"</text:p><text:p><text:s text:c="3"/>UnhideWhenUsed="false" Name="Medium List 2 Accent 6"/&gt;</text:p><text:p><text:s text:c="2"/>&lt;w:LsdException Locked="false" Priority="67" SemiHidden="false"</text:p><text:p><text:s text:c="3"/>UnhideWhenUsed="false" Name="Medium Grid 1 Accent 6"/&gt;</text:p><text:p><text:s text:c="2"/>&lt;w:LsdException Locked="false" Priority="68" SemiHidden="false"</text:p><text:p><text:s text:c="3"/>UnhideWhenUsed="false" Name="Medium Grid 2 Accent 6"/&gt;</text:p><text:p><text:s text:c="2"/>&lt;w:LsdException Locked="false" Priority="69" SemiHidden="false"</text:p><text:p><text:s text:c="3"/>UnhideWhenUsed="false" Name="Medium Grid 3 Accent 6"/&gt;</text:p><text:p><text:s text:c="2"/>&lt;w:LsdException Locked="false" Priority="70" SemiHidden="false"</text:p><text:p><text:s text:c="3"/>UnhideWhenUsed="false" Name="Dark List Accent 6"/&gt;</text:p><text:p><text:s text:c="2"/>&lt;w:LsdException Locked="false" Priority="71" SemiHidden="false"</text:p><text:p><text:s text:c="3"/>UnhideWhenUsed="false" Name="Colorful Shading Accent 6"/&gt;</text:p><text:p><text:s text:c="2"/>&lt;w:LsdException Locked="false" Priority="72" SemiHidden="false"</text:p><text:p><text:s text:c="3"/>UnhideWhenUsed="false" Name="Colorful List Accent 6"/&gt;</text:p><text:p><text:s text:c="2"/>&lt;w:LsdException Locked="false" Priority="73" SemiHidden="false"</text:p><text:p><text:s text:c="3"/>UnhideWhenUsed="false" Name="Colorful Grid Accent 6"/&gt;</text:p><text:p><text:s text:c="2"/>&lt;w:LsdException Locked="false" Priority="19" SemiHidden="false"</text:p><text:p><text:s text:c="3"/>UnhideWhenUsed="false" QFormat="true" Name="Subtle Emphasis"/&gt;</text:p><text:p><text:s text:c="2"/>&lt;w:LsdException Locked="false" Priority="21" SemiHidden="false"</text:p><text:p><text:s text:c="3"/>UnhideWhenUsed="false" QFormat="true" Name="Intense Emphasis"/&gt;</text:p><text:p><text:s text:c="2"/>&lt;w:LsdException Locked="false" Priority="31" SemiHidden="false"</text:p><text:p><text:s text:c="3"/>UnhideWhenUsed="false" QFormat="true" Name="Subtle Reference"/&gt;</text:p><text:p><text:s text:c="2"/>&lt;w:LsdException Locked="false" Priority="32" SemiHidden="false"</text:p><text:p><text:s text:c="3"/>UnhideWhenUsed="false" QFormat="true" Name="Intense Reference"/&gt;</text:p><text:p><text:s text:c="2"/>&lt;w:LsdException Locked="false" Priority="33" SemiHidden="false"</text:p><text:p><text:s text:c="3"/>UnhideWhenUsed="false" QFormat="true" Name="Book Title"/&gt;</text:p><text:p><text:s text:c="2"/>&lt;w:LsdException Locked="false" Priority="37" Name="Bibliography"/&gt;</text:p><text:p><text:s text:c="2"/>&lt;w:LsdException Locked="false" Priority="39" QFormat="true" Name="TOC Heading"/&gt;</text:p><text:p><text:s/>&lt;/w:LatentStyles&gt;</text:p><text:p>&lt;/xml&gt;&lt;![endif]--&gt;</text:p></office:annotation><office:annotation><dc:date>2015-02-03T16:20:26</dc:date><text:p>&lt;!--[if gte mso 10]&gt;</text:p><text:p>&lt;style&gt;</text:p><text:p><text:s/>/* Style Definitions */</text:p><text:p>table.MsoNormalTable</text:p><text:p><text:tab/>{mso-style-name:"Table Normal";</text:p><text:p><text:tab/>mso-tstyle-rowband-size:0;</text:p><text:p><text:tab/>mso-tstyle-colband-size:0;</text:p><text:p><text:tab/>mso-style-noshow:yes;</text:p><text:p><text:tab/>mso-style-priority:99;</text:p><text:p><text:tab/>mso-style-parent:"";</text:p><text:p><text:tab/>mso-padding-alt:0cm 5.4pt 0cm 5.4pt;</text:p><text:p><text:tab/>mso-para-margin:0cm;</text:p><text:p><text:tab/>mso-para-margin-bottom:.0001pt;</text:p><text:p><text:tab/>mso-pagination:widow-orphan;</text:p><text:p><text:tab/>font-size:10.0pt;</text:p><text:p><text:tab/>font-family:"Times New Roman";}</text:p><text:p>&lt;/style&gt;</text:p><text:p>&lt;![endif]--&gt;</text:p></office:annotatio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Prepared by: <text:span text:style-name="T3">Deanne Faye C. Caingat</text:span></text:p>
            <text:p text:style-name="P7">Date: 0<text:span text:style-name="T3">3</text:span>/1<text:span text:style-name="T4">6</text:span>/17</text:p>
            <text:p text:style-name="P7">Developer’s Group Name: DEL-TA</text:p>
            <text:p text:style-name="P7">Project Name: ISKOins</text:p>
            <text:p text:style-name="P7">Sprint Number: <text:span text:style-name="T4">4</text:span></text:p>
          </table:table-cell>
        </table:table-row>
        <table:table-row>
          <table:table-cell table:style-name="Table1.A2" office:value-type="string">
            <text:p text:style-name="P11">1. <text:span text:style-name="T2"><text:s/>What were the main lessons your team learned in this sprint?</text:span></text:p>
            <text:p text:style-name="P13">We have to fix our user interface to make it look like our prototype.</text:p>
            <text:p text:style-name="P8"/>
            <text:p text:style-name="P9">2. <text:s text:c="2"/>Describe one example of what went right in this sprint.</text:p>
            <text:p text:style-name="P13">The user interface is slowly being fixed.</text:p>
            <text:p text:style-name="P8"/>
            <text:p text:style-name="P9">3.<text:span text:style-name="T2"> <text:s text:c="3"/></text:span>Describe one example of what went wrong in this sprint.</text:p>
            <text:p text:style-name="P14">There are some errors we couldn’t handle/fix yet.</text:p>
            <text:p text:style-name="P10"/>
            <text:p text:style-name="P9">4.<text:span text:style-name="T2"> <text:s text:c="3"/></text:span>What will you do differently on the next sprint based on your experience working on this current sprint?</text:p>
            <text:p text:style-name="P8">Give more focus on the UI implementation like on that of our prototype.</text:p>
            <text:p text:style-name="P13">Focus on error handling.</text:p>
            <text:p text:style-name="P6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creation-date>2017-02-18T05:34:46.17</meta:creation-date>
    <meta:editing-cycles>5</meta:editing-cycles>
    <meta:editing-duration>PT15M8S</meta:editing-duration>
    <meta:generator>LibreOffice/5.2.0.4$Windows_x86 LibreOffice_project/066b007f5ebcc236395c7d282ba488bca6720265</meta:generator>
    <dc:date>2017-03-17T01:56:30.324000000</dc:date>
    <meta:document-statistic meta:table-count="1" meta:image-count="0" meta:object-count="0" meta:page-count="1" meta:paragraph-count="19" meta:word-count="126" meta:character-count="721" meta:non-whitespace-character-count="600"/>
  </office:meta>
</office:document-meta>
</file>